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GenericTypeExtractor.MatcherGenericType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cherGenericTypeExtractor.genericTypeOfMatcher( Class &lt; ? &gt; match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